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>
      <loext:graphic-properties draw:fill="none" draw:fill-color="#729fcf" draw:fill-image-width="0cm" draw:fill-image-height="0cm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12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solid" draw:stroke-dash="Dashed_20__28_var_29__20_20" svg:stroke-width="0cm" svg:stroke-color="#000000" draw:marker-start="" draw:marker-start-width="0.199cm" draw:marker-start-center="false" draw:marker-end="Arrow" draw:marker-end-width="0.3cm" draw:marker-end-center="false" draw:fill="none" draw:fill-color="#729fcf" draw:fill-image-width="0cm" draw:fill-image-height="0cm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connector text:anchor-type="paragraph" draw:z-index="0" draw:name="Alakzat1" draw:style-name="gr1" draw:text-style-name="P1" draw:type="line" svg:x1="4.221cm" svg:y1="11.03cm" svg:x2="7.135cm" svg:y2="9.998cm" svg:d="M4221 11030l2914-1032" svg:viewBox="0 0 2916 1034"><text:p/></draw:connector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11cm" draw:dots2="1" draw:dots2-length="0.011cm" draw:distance="0.011cm"/>
    <draw:stroke-dash draw:name="Dashed_20__28_var_29__20_20" draw:display-name="Dashed (var) 20" draw:style="rect" draw:dots1="1" draw:dots1-length="0.011cm" draw:dots2="1" draw:dots2-length="0.011cm" draw:distance="0.011cm"/>
    <draw:stroke-dash draw:name="Dashed_20__28_var_29__20_21" draw:display-name="Dashed (var) 21" draw:style="rect" draw:dots1="1" draw:dots1-length="0.011cm" draw:dots2="1" draw:dots2-length="0.011cm" draw:distance="0.011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9" draw:display-name="Dashed (var) 9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bs" fo:country="B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2cm" style:writing-mode="page"/>
      <style:text-properties style:use-window-font-color="true" loext:opacity="0%" style:font-name="Liberation Serif" fo:font-size="12pt" fo:language="bs" fo:country="B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5-12T22:13:02.207759852</meta:creation-date>
    <dc:date>2020-10-06T14:42:21.252000000</dc:date>
    <meta:editing-duration>PT5M38S</meta:editing-duration>
    <meta:editing-cycles>3</meta:editing-cycles>
    <meta:generator>LibreOfficeDev/7.1.0.0.alpha0$Windows_X86_64 LibreOffice_project/3b6de95a0d59cf5942af5ecf4a402c224b76f8a3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